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9.057cm"/>
    </style:style>
    <style:style style:name="pr2" style:family="presentation" style:parent-style-name="lyt-cool-subtitle">
      <style:graphic-properties draw:fill-color="#ffffff" draw:auto-grow-height="true" fo:min-height="8.468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fo:min-height="3.507cm"/>
    </style:style>
    <style:style style:name="pr5" style:family="presentation" style:parent-style-name="lyt-cool-outline1">
      <style:graphic-properties fo:min-height="13.23cm"/>
    </style:style>
    <style:style style:name="pr6" style:family="presentation" style:parent-style-name="lyt-cool-notes">
      <style:graphic-properties draw:fill-color="#ffffff" fo:min-height="11.41cm"/>
    </style:style>
    <style:style style:name="P1" style:family="paragraph">
      <style:text-properties fo:font-size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xml:id="id1" draw:id="id1">
        <draw:frame presentation:style-name="pr1" draw:layer="layout" svg:width="18.8cm" svg:height="9.057cm" svg:x="4.6cm" svg:y="1.543cm" presentation:class="title" presentation:user-transformed="true">
          <draw:text-box>
            <text:p>Отчет<text:line-break/>о проделанной работе в процессе изучения системы PowerBI</text:p>
          </draw:text-box>
        </draw:frame>
        <draw:frame presentation:style-name="pr2" draw:text-style-name="P1" draw:layer="layout" svg:width="23.912cm" svg:height="8.468cm" svg:x="2.058cm" svg:y="10.6cm" presentation:class="subtitle" presentation:user-transformed="true">
          <draw:text-box>
            <text:p>Корейко, Е. А.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xml:id="id2" draw:id="id2">
        <draw:frame presentation:style-name="pr4" draw:layer="layout" svg:width="23.912cm" svg:height="3.507cm" svg:x="2.058cm" svg:y="1.343cm" presentation:class="title" presentation:user-transformed="true">
          <draw:text-box>
            <text:p>Этапы:</text:p>
          </draw:text-box>
        </draw:frame>
        <draw:frame presentation:style-name="pr5" draw:layer="layout" svg:width="23.912cm" svg:height="13.23cm" svg:x="2.058cm" svg:y="5.838cm" presentation:class="outline" presentation:user-transformed="true">
          <draw:text-box>
            <text:list text:style-name="L3">
              <text:list-item>
                <text:p>Отредактированы имена заголовков таблиц yandex_surveys по типу river для корректного слияния в main</text:p>
              </text:list-item>
              <text:list-item>
                <text:p>Потрачено много времени на то, чтобы разобраться что, куда, зачем, почему.</text:p>
              </text:list-item>
              <text:list-item>
                <text:p>Еще некоторое время потрачено на ковыряние в (носу) синтаксисе M, просто потому-что не смогла остановиться вовремя.</text:p>
              </text:list-item>
              <text:list-item>
                <text:p>Внесла кое-какие исправления в структуре запросов q1, надеюсь от этого не стало хуже.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24T18:02:30.45</meta:creation-date>
    <meta:editing-duration>PT33M51S</meta:editing-duration>
    <meta:editing-cycles>2</meta:editing-cycles>
    <dc:date>2019-12-24T19:07:54.95</dc:date>
    <meta:document-statistic meta:object-count="37"/>
    <meta:generator>OpenOffice/4.1.7$Win32 OpenOffice.org_project/417m1$Build-9800</meta:generator>
  </office:meta>
</office:document-meta>
</file>